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35in" svg:height="3.5398in" svg:x="2.7079in" svg:y="33.6744in">
            <draw:object draw:notify-on-update-of-ranges="Sheet1.B202:Sheet1.B221 Sheet1.C202:Sheet1.C2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heartbeat</text:p>
          </table:table-cell>
          <table:table-cell office:value-type="string">
            <text:p>task length</text:p>
          </table:table-cell>
          <table:table-cell office:value-type="string">
            <text:p>runtime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485.204">
            <text:p>4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885.204">
            <text:p>8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1285.204">
            <text:p>12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office:value-type="float" office:value="1685.204">
            <text:p>16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">
            <text:p>260</text:p>
          </table:table-cell>
          <table:table-cell office:value-type="float" office:value="2085.204">
            <text:p>20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0">
            <text:p>310</text:p>
          </table:table-cell>
          <table:table-cell office:value-type="float" office:value="2485.204">
            <text:p>24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0">
            <text:p>360</text:p>
          </table:table-cell>
          <table:table-cell office:value-type="float" office:value="2885.204">
            <text:p>28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0">
            <text:p>410</text:p>
          </table:table-cell>
          <table:table-cell office:value-type="float" office:value="3285.204">
            <text:p>32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4085.20400000001">
            <text:p>40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office:value-type="float" office:value="5285.20399999999">
            <text:p>52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office:value-type="float" office:value="5685.20399999999">
            <text:p>56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6085.20399999999">
            <text:p>60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0">
            <text:p>810</text:p>
          </table:table-cell>
          <table:table-cell office:value-type="float" office:value="6485.20399999998">
            <text:p>64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0">
            <text:p>860</text:p>
          </table:table-cell>
          <table:table-cell office:value-type="float" office:value="6885.20399999998">
            <text:p>68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10">
            <text:p>910</text:p>
          </table:table-cell>
          <table:table-cell office:value-type="float" office:value="7285.20399999997">
            <text:p>7285.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0">
            <text:p>960</text:p>
          </table:table-cell>
          <table:table-cell office:value-type="float" office:value="7685.20399999997">
            <text:p>76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03.418">
            <text:p>503.418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503.418">
            <text:p>503.41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885.204">
            <text:p>8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1285.204">
            <text:p>12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10">
            <text:p>210</text:p>
          </table:table-cell>
          <table:table-cell office:value-type="float" office:value="1685.204">
            <text:p>16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2085.204">
            <text:p>20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10">
            <text:p>310</text:p>
          </table:table-cell>
          <table:table-cell office:value-type="float" office:value="2485.204">
            <text:p>24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2885.204">
            <text:p>28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10">
            <text:p>410</text:p>
          </table:table-cell>
          <table:table-cell office:value-type="float" office:value="3285.204">
            <text:p>32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903.418">
            <text:p>903.41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903.418">
            <text:p>903.418</text:p>
          </table:table-cell>
        </table:table-row>
        <table:table-row table:style-name="ro1">
          <table:table-cell table:number-columns-repeated="2" office:value-type="float" office:value="110">
            <text:p>110</text:p>
          </table:table-cell>
          <table:table-cell office:value-type="float" office:value="903.418">
            <text:p>903.41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0">
            <text:p>160</text:p>
          </table:table-cell>
          <table:table-cell office:value-type="float" office:value="1285.204">
            <text:p>12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office:value-type="float" office:value="1685.204">
            <text:p>16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60">
            <text:p>260</text:p>
          </table:table-cell>
          <table:table-cell office:value-type="float" office:value="2085.204">
            <text:p>20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10">
            <text:p>310</text:p>
          </table:table-cell>
          <table:table-cell office:value-type="float" office:value="2485.204">
            <text:p>24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60">
            <text:p>360</text:p>
          </table:table-cell>
          <table:table-cell office:value-type="float" office:value="2885.204">
            <text:p>28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10">
            <text:p>410</text:p>
          </table:table-cell>
          <table:table-cell office:value-type="float" office:value="3285.204">
            <text:p>32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303.418">
            <text:p>1303.41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1303.418">
            <text:p>1303.41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303.418">
            <text:p>1303.418</text:p>
          </table:table-cell>
        </table:table-row>
        <table:table-row table:style-name="ro1">
          <table:table-cell table:number-columns-repeated="2" office:value-type="float" office:value="160">
            <text:p>160</text:p>
          </table:table-cell>
          <table:table-cell office:value-type="float" office:value="1303.418">
            <text:p>1303.41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office:value-type="float" office:value="1685.204">
            <text:p>16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2085.204">
            <text:p>20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10">
            <text:p>310</text:p>
          </table:table-cell>
          <table:table-cell office:value-type="float" office:value="2485.204">
            <text:p>24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2885.204">
            <text:p>28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10">
            <text:p>410</text:p>
          </table:table-cell>
          <table:table-cell office:value-type="float" office:value="3285.204">
            <text:p>32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1703.418">
            <text:p>1703.41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0">
            <text:p>60</text:p>
          </table:table-cell>
          <table:table-cell office:value-type="float" office:value="1703.418">
            <text:p>1703.41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float" office:value="1703.418">
            <text:p>1703.41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60">
            <text:p>160</text:p>
          </table:table-cell>
          <table:table-cell office:value-type="float" office:value="1703.418">
            <text:p>1703.418</text:p>
          </table:table-cell>
        </table:table-row>
        <table:table-row table:style-name="ro1">
          <table:table-cell table:number-columns-repeated="2" office:value-type="float" office:value="210">
            <text:p>210</text:p>
          </table:table-cell>
          <table:table-cell office:value-type="float" office:value="1703.418">
            <text:p>1703.41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0">
            <text:p>260</text:p>
          </table:table-cell>
          <table:table-cell office:value-type="float" office:value="2085.204">
            <text:p>20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10">
            <text:p>310</text:p>
          </table:table-cell>
          <table:table-cell office:value-type="float" office:value="2485.204">
            <text:p>24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 office:value-type="float" office:value="2885.204">
            <text:p>28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10">
            <text:p>410</text:p>
          </table:table-cell>
          <table:table-cell office:value-type="float" office:value="3285.204">
            <text:p>32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0">
            <text:p>10</text:p>
          </table:table-cell>
          <table:table-cell office:value-type="float" office:value="2103.418">
            <text:p>2103.4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0">
            <text:p>60</text:p>
          </table:table-cell>
          <table:table-cell office:value-type="float" office:value="2103.418">
            <text:p>2103.4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10">
            <text:p>110</text:p>
          </table:table-cell>
          <table:table-cell office:value-type="float" office:value="2103.418">
            <text:p>2103.4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60">
            <text:p>160</text:p>
          </table:table-cell>
          <table:table-cell office:value-type="float" office:value="2103.418">
            <text:p>2103.4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10">
            <text:p>210</text:p>
          </table:table-cell>
          <table:table-cell office:value-type="float" office:value="2103.418">
            <text:p>2103.418</text:p>
          </table:table-cell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2103.418">
            <text:p>2103.4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office:value-type="float" office:value="2485.204">
            <text:p>24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2885.204">
            <text:p>28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10">
            <text:p>410</text:p>
          </table:table-cell>
          <table:table-cell office:value-type="float" office:value="3285.204">
            <text:p>32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float" office:value="2503.418">
            <text:p>2503.41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0">
            <text:p>60</text:p>
          </table:table-cell>
          <table:table-cell office:value-type="float" office:value="2503.418">
            <text:p>2503.41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10">
            <text:p>110</text:p>
          </table:table-cell>
          <table:table-cell office:value-type="float" office:value="2503.418">
            <text:p>2503.41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60">
            <text:p>160</text:p>
          </table:table-cell>
          <table:table-cell office:value-type="float" office:value="2503.418">
            <text:p>2503.41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10">
            <text:p>210</text:p>
          </table:table-cell>
          <table:table-cell office:value-type="float" office:value="2503.418">
            <text:p>2503.41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60">
            <text:p>260</text:p>
          </table:table-cell>
          <table:table-cell office:value-type="float" office:value="2503.418">
            <text:p>2503.418</text:p>
          </table:table-cell>
        </table:table-row>
        <table:table-row table:style-name="ro1">
          <table:table-cell table:number-columns-repeated="2" office:value-type="float" office:value="310">
            <text:p>310</text:p>
          </table:table-cell>
          <table:table-cell office:value-type="float" office:value="2503.418">
            <text:p>2503.41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60">
            <text:p>360</text:p>
          </table:table-cell>
          <table:table-cell office:value-type="float" office:value="2885.204">
            <text:p>28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10">
            <text:p>410</text:p>
          </table:table-cell>
          <table:table-cell office:value-type="float" office:value="3285.204">
            <text:p>32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2903.418">
            <text:p>2903.41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2903.418">
            <text:p>2903.41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2903.418">
            <text:p>2903.41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60">
            <text:p>160</text:p>
          </table:table-cell>
          <table:table-cell office:value-type="float" office:value="2903.418">
            <text:p>2903.41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10">
            <text:p>210</text:p>
          </table:table-cell>
          <table:table-cell office:value-type="float" office:value="2903.418">
            <text:p>2903.41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60">
            <text:p>260</text:p>
          </table:table-cell>
          <table:table-cell office:value-type="float" office:value="2903.418">
            <text:p>2903.41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10">
            <text:p>310</text:p>
          </table:table-cell>
          <table:table-cell office:value-type="float" office:value="2903.418">
            <text:p>2903.418</text:p>
          </table:table-cell>
        </table:table-row>
        <table:table-row table:style-name="ro1">
          <table:table-cell table:number-columns-repeated="2" office:value-type="float" office:value="360">
            <text:p>360</text:p>
          </table:table-cell>
          <table:table-cell office:value-type="float" office:value="2903.418">
            <text:p>2903.41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10">
            <text:p>410</text:p>
          </table:table-cell>
          <table:table-cell office:value-type="float" office:value="3285.204">
            <text:p>32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0">
            <text:p>6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10">
            <text:p>11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60">
            <text:p>16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10">
            <text:p>21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60">
            <text:p>26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10">
            <text:p>31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60">
            <text:p>36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table:number-columns-repeated="2" office:value-type="float" office:value="410">
            <text:p>410</text:p>
          </table:table-cell>
          <table:table-cell office:value-type="float" office:value="3303.418">
            <text:p>3303.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60">
            <text:p>460</text:p>
          </table:table-cell>
          <table:table-cell office:value-type="float" office:value="3685.204">
            <text:p>36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0">
            <text:p>1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0">
            <text:p>6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0">
            <text:p>11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60">
            <text:p>16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0">
            <text:p>21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60">
            <text:p>26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10">
            <text:p>31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60">
            <text:p>36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10">
            <text:p>41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table:number-columns-repeated="2" office:value-type="float" office:value="460">
            <text:p>460</text:p>
          </table:table-cell>
          <table:table-cell office:value-type="float" office:value="3703.418">
            <text:p>3703.41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10">
            <text:p>510</text:p>
          </table:table-cell>
          <table:table-cell office:value-type="float" office:value="4085.204">
            <text:p>40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0">
            <text:p>1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0">
            <text:p>6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10">
            <text:p>11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60">
            <text:p>16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10">
            <text:p>21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60">
            <text:p>26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10">
            <text:p>31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60">
            <text:p>36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10">
            <text:p>41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60">
            <text:p>46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table:number-columns-repeated="2" office:value-type="float" office:value="510">
            <text:p>510</text:p>
          </table:table-cell>
          <table:table-cell office:value-type="float" office:value="4103.418">
            <text:p>4103.4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60">
            <text:p>560</text:p>
          </table:table-cell>
          <table:table-cell office:value-type="float" office:value="4485.204">
            <text:p>44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0">
            <text:p>1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0">
            <text:p>6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10">
            <text:p>11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60">
            <text:p>16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10">
            <text:p>21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60">
            <text:p>26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60">
            <text:p>36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10">
            <text:p>41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60">
            <text:p>46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10">
            <text:p>51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table:number-columns-repeated="2" office:value-type="float" office:value="560">
            <text:p>560</text:p>
          </table:table-cell>
          <table:table-cell office:value-type="float" office:value="4503.418">
            <text:p>4503.41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10">
            <text:p>610</text:p>
          </table:table-cell>
          <table:table-cell office:value-type="float" office:value="4885.204">
            <text:p>4885.20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0">
            <text:p>1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0">
            <text:p>6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10">
            <text:p>11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60">
            <text:p>16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10">
            <text:p>21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60">
            <text:p>26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10">
            <text:p>31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60">
            <text:p>36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10">
            <text:p>41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60">
            <text:p>46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510">
            <text:p>51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560">
            <text:p>56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table:number-columns-repeated="2" office:value-type="float" office:value="610">
            <text:p>610</text:p>
          </table:table-cell>
          <table:table-cell office:value-type="float" office:value="4903.418">
            <text:p>4903.41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60">
            <text:p>660</text:p>
          </table:table-cell>
          <table:table-cell office:value-type="float" office:value="5285.204">
            <text:p>5285.20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0">
            <text:p>1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0">
            <text:p>6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10">
            <text:p>11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60">
            <text:p>16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10">
            <text:p>21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60">
            <text:p>26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10">
            <text:p>31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60">
            <text:p>36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10">
            <text:p>41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60">
            <text:p>46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510">
            <text:p>51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560">
            <text:p>56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10">
            <text:p>61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table:number-columns-repeated="2" office:value-type="float" office:value="660">
            <text:p>660</text:p>
          </table:table-cell>
          <table:table-cell office:value-type="float" office:value="5303.418">
            <text:p>5303.41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710">
            <text:p>710</text:p>
          </table:table-cell>
          <table:table-cell office:value-type="float" office:value="5685.204">
            <text:p>5685.20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">
            <text:p>1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0">
            <text:p>6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10">
            <text:p>11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60">
            <text:p>16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10">
            <text:p>21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60">
            <text:p>26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10">
            <text:p>31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60">
            <text:p>36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10">
            <text:p>41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60">
            <text:p>46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10">
            <text:p>51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60">
            <text:p>56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10">
            <text:p>61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60">
            <text:p>66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table:number-columns-repeated="2" office:value-type="float" office:value="710">
            <text:p>710</text:p>
          </table:table-cell>
          <table:table-cell office:value-type="float" office:value="5703.418">
            <text:p>5703.418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60">
            <text:p>760</text:p>
          </table:table-cell>
          <table:table-cell office:value-type="float" office:value="6085.204">
            <text:p>6085.20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0">
            <text:p>1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0">
            <text:p>6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10">
            <text:p>11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60">
            <text:p>16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10">
            <text:p>21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60">
            <text:p>26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10">
            <text:p>31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60">
            <text:p>36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10">
            <text:p>41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60">
            <text:p>46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510">
            <text:p>51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560">
            <text:p>56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10">
            <text:p>61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60">
            <text:p>66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10">
            <text:p>71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table:number-columns-repeated="2" office:value-type="float" office:value="760">
            <text:p>760</text:p>
          </table:table-cell>
          <table:table-cell office:value-type="float" office:value="6103.418">
            <text:p>6103.4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810">
            <text:p>810</text:p>
          </table:table-cell>
          <table:table-cell office:value-type="float" office:value="6485.204">
            <text:p>6485.20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0">
            <text:p>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0">
            <text:p>6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10">
            <text:p>1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60">
            <text:p>16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10">
            <text:p>2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60">
            <text:p>26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10">
            <text:p>3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60">
            <text:p>36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0">
            <text:p>4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60">
            <text:p>46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510">
            <text:p>5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560">
            <text:p>56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10">
            <text:p>6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60">
            <text:p>66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10">
            <text:p>7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60">
            <text:p>76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table:number-columns-repeated="2" office:value-type="float" office:value="810">
            <text:p>810</text:p>
          </table:table-cell>
          <table:table-cell office:value-type="float" office:value="6503.418">
            <text:p>6503.41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860">
            <text:p>860</text:p>
          </table:table-cell>
          <table:table-cell office:value-type="float" office:value="6885.204">
            <text:p>6885.20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0">
            <text:p>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60">
            <text:p>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10">
            <text:p>1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60">
            <text:p>1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210">
            <text:p>2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260">
            <text:p>2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10">
            <text:p>3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60">
            <text:p>3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10">
            <text:p>4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60">
            <text:p>4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10">
            <text:p>5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60">
            <text:p>5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610">
            <text:p>6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660">
            <text:p>6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710">
            <text:p>7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760">
            <text:p>7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810">
            <text:p>81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table:number-columns-repeated="2" office:value-type="float" office:value="860">
            <text:p>860</text:p>
          </table:table-cell>
          <table:table-cell office:value-type="float" office:value="6903.418">
            <text:p>6903.4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910">
            <text:p>910</text:p>
          </table:table-cell>
          <table:table-cell office:value-type="float" office:value="7285.204">
            <text:p>7285.204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0">
            <text:p>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0">
            <text:p>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10">
            <text:p>1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60">
            <text:p>1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10">
            <text:p>2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60">
            <text:p>2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10">
            <text:p>3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60">
            <text:p>3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10">
            <text:p>4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60">
            <text:p>4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10">
            <text:p>5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60">
            <text:p>5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10">
            <text:p>6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60">
            <text:p>6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710">
            <text:p>7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760">
            <text:p>7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10">
            <text:p>8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60">
            <text:p>86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table:number-columns-repeated="2" office:value-type="float" office:value="910">
            <text:p>910</text:p>
          </table:table-cell>
          <table:table-cell office:value-type="float" office:value="7303.418">
            <text:p>7303.4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960">
            <text:p>960</text:p>
          </table:table-cell>
          <table:table-cell office:value-type="float" office:value="7685.204">
            <text:p>7685.20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0">
            <text:p>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10">
            <text:p>1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60">
            <text:p>1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10">
            <text:p>2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60">
            <text:p>2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310">
            <text:p>3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360">
            <text:p>3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10">
            <text:p>4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60">
            <text:p>4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510">
            <text:p>5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560">
            <text:p>5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10">
            <text:p>6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60">
            <text:p>6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710">
            <text:p>7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760">
            <text:p>7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810">
            <text:p>8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860">
            <text:p>86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910">
            <text:p>910</text:p>
          </table:table-cell>
          <table:table-cell office:value-type="float" office:value="7703.418">
            <text:p>7703.418</text:p>
          </table:table-cell>
        </table:table-row>
        <table:table-row table:style-name="ro1">
          <table:table-cell table:number-columns-repeated="2" office:value-type="float" office:value="960">
            <text:p>960</text:p>
          </table:table-cell>
          <table:table-cell office:value-type="float" office:value="7703.418">
            <text:p>7703.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31T19:44:58</dc:date>
    <dc:creator>Andrey </dc:creator>
    <meta:document-statistic meta:table-count="1" meta:cell-count="1203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2cm" xlink:href=".." xlink:type="simple" chart:class="chart:line" chart:style-name="ch1">
        <chart:title svg:x="1.943cm" svg:y="0.315cm" chart:style-name="ch2">
          <text:p>Completion time vs. Task Length with Heartbeat Interval 510</text:p>
        </chart:title>
        <chart:plot-area chart:style-name="ch3" table:cell-range-address="Sheet1.B202:Sheet1.C221" chart:data-source-has-labels="column" svg:x="1.331cm" svg:y="1.631cm" svg:width="14.041cm" svg:height="6.201cm">
          <chartooo:coordinate-region svg:x="2.323cm" svg:y="1.83cm" svg:width="12.769cm" svg:height="5.355cm"/>
          <chart:axis chart:dimension="x" chart:name="primary-x" chart:style-name="ch4" chartooo:axis-type="auto">
            <chartooo:date-scale/>
            <chart:title svg:x="7.407cm" svg:y="8.011cm" chart:style-name="ch5">
              <text:p>Task Length</text:p>
            </chart:title>
            <chart:categories table:cell-range-address="Sheet1.B202:Sheet1.B221"/>
          </chart:axis>
          <chart:axis chart:dimension="y" chart:name="primary-y" chart:style-name="ch4">
            <chart:title svg:x="0.451cm" svg:y="6.323cm" chart:style-name="ch6">
              <text:p>Job Completion Time</text:p>
            </chart:title>
            <chart:grid chart:style-name="ch7" chart:class="major"/>
          </chart:axis>
          <chart:series chart:style-name="ch8" chart:values-cell-range-address="Sheet1.C202:Sheet1.C22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02:Sheet1.B221</svg:desc>
                </draw:g>
              </table:table-cell>
              <table:table-cell office:value-type="float" office:value="4103.418">
                <text:p>4103.418</text:p>
                <draw:g>
                  <svg:desc>Sheet1.C202:Sheet1.C22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103.418">
                <text:p>4103.41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485.204">
                <text:p>4485.20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885.204">
                <text:p>4885.20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285.204">
                <text:p>5285.20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685.204">
                <text:p>5685.20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6085.204">
                <text:p>6085.20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485.204">
                <text:p>6485.20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885.204">
                <text:p>6885.20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7285.204">
                <text:p>7285.20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685.204">
                <text:p>7685.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